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456.75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08.76pt"/>
    </style:style>
    <style:style style:name="co20" style:family="table-column">
      <style:table-column-properties fo:break-before="auto" style:column-width="276.75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24.24pt" fo:break-before="auto" style:use-optimal-row-height="true"/>
    </style:style>
    <style:style style:name="ro11" style:family="table-row">
      <style:table-row-properties style:row-height="58.5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53.69pt" fo:break-before="auto" style:use-optimal-row-height="true"/>
    </style:style>
    <style:style style:name="ro15" style:family="table-row">
      <style:table-row-properties style:row-height="23.95pt" fo:break-before="auto" style:use-optimal-row-height="true"/>
    </style:style>
    <style:style style:name="ro16" style:family="table-row">
      <style:table-row-properties style:row-height="19.7pt" fo:break-before="auto" style:use-optimal-row-height="true"/>
    </style:style>
    <style:style style:name="ro17" style:family="table-row">
      <style:table-row-properties style:row-height="37.84pt" fo:break-before="auto" style:use-optimal-row-height="true"/>
    </style:style>
    <style:style style:name="ro18" style:family="table-row">
      <style:table-row-properties style:row-height="189.41pt" fo:break-before="auto" style:use-optimal-row-height="true"/>
    </style:style>
    <style:style style:name="ro19" style:family="table-row">
      <style:table-row-properties style:row-height="13.29pt" fo:break-before="auto" style:use-optimal-row-height="true"/>
    </style:style>
    <style:style style:name="ro20" style:family="table-row">
      <style:table-row-properties style:row-height="36.65pt" fo:break-before="auto" style:use-optimal-row-height="true"/>
    </style:style>
    <style:style style:name="ro21" style:family="table-row">
      <style:table-row-properties style:row-height="135.81pt" fo:break-before="auto" style:use-optimal-row-height="true"/>
    </style:style>
    <style:style style:name="ro22" style:family="table-row">
      <style:table-row-properties style:row-height="281.31pt" fo:break-before="auto" style:use-optimal-row-height="true"/>
    </style:style>
    <style:style style:name="ro23" style:family="table-row">
      <style:table-row-properties style:row-height="236.55pt" fo:break-before="auto" style:use-optimal-row-height="true"/>
    </style:style>
    <style:style style:name="ro24" style:family="table-row">
      <style:table-row-properties style:row-height="225.35pt" fo:break-before="auto" style:use-optimal-row-height="true"/>
    </style:style>
    <style:style style:name="ro25" style:family="table-row">
      <style:table-row-properties style:row-height="434.1pt" fo:break-before="auto" style:use-optimal-row-height="true"/>
    </style:style>
    <style:style style:name="ro26" style:family="table-row">
      <style:table-row-properties style:row-height="35.04pt" fo:break-before="auto" style:use-optimal-row-height="true"/>
    </style:style>
    <style:style style:name="ro27" style:family="table-row">
      <style:table-row-properties style:row-height="57.46pt" fo:break-before="auto" style:use-optimal-row-height="true"/>
    </style:style>
    <style:style style:name="ro28" style:family="table-row">
      <style:table-row-properties style:row-height="50.51pt" fo:break-before="auto" style:use-optimal-row-height="false"/>
    </style:style>
    <style:style style:name="ro29" style:family="table-row">
      <style:table-row-properties style:row-height="303.7pt" fo:break-before="auto" style:use-optimal-row-height="true"/>
    </style:style>
    <style:style style:name="ro30" style:family="table-row">
      <style:table-row-properties style:row-height="169.4pt" fo:break-before="auto" style:use-optimal-row-height="true"/>
    </style:style>
    <style:style style:name="ro31" style:family="table-row">
      <style:table-row-properties style:row-height="258.94pt" fo:break-before="auto" style:use-optimal-row-height="true"/>
    </style:style>
    <style:style style:name="ro32" style:family="table-row">
      <style:table-row-properties style:row-height="147pt" fo:break-before="auto" style:use-optimal-row-height="true"/>
    </style:style>
    <style:style style:name="ro33" style:family="table-row">
      <style:table-row-properties style:row-height="359.69pt" fo:break-before="auto" style:use-optimal-row-height="true"/>
    </style:style>
    <style:style style:name="ro34" style:family="table-row">
      <style:table-row-properties style:row-height="337.29pt" fo:break-before="auto" style:use-optimal-row-height="true"/>
    </style:style>
    <style:style style:name="ro35" style:family="table-row">
      <style:table-row-properties style:row-height="393.25pt" fo:break-before="auto" style:use-optimal-row-height="true"/>
    </style:style>
    <style:style style:name="ro36" style:family="table-row">
      <style:table-row-properties style:row-height="471.6pt" fo:break-before="auto" style:use-optimal-row-height="true"/>
    </style:style>
    <style:style style:name="ro37" style:family="table-row">
      <style:table-row-properties style:row-height="247.75pt" fo:break-before="auto" style:use-optimal-row-height="true"/>
    </style:style>
    <style:style style:name="ro38" style:family="table-row">
      <style:table-row-properties style:row-height="270.11pt" fo:break-before="auto" style:use-optimal-row-height="true"/>
    </style:style>
    <style:style style:name="ro39" style:family="table-row">
      <style:table-row-properties style:row-height="124.61pt" fo:break-before="auto" style:use-optimal-row-height="true"/>
    </style:style>
    <style:style style:name="ro40" style:family="table-row">
      <style:table-row-properties style:row-height="102.19pt" fo:break-before="auto" style:use-optimal-row-height="true"/>
    </style:style>
    <style:style style:name="ro41" style:family="table-row">
      <style:table-row-properties style:row-height="96.66pt" fo:break-before="auto" style:use-optimal-row-height="false"/>
    </style:style>
    <style:style style:name="ro42" style:family="table-row">
      <style:table-row-properties style:row-height="79.85pt" fo:break-before="auto" style:use-optimal-row-height="true"/>
    </style:style>
    <style:style style:name="ro43" style:family="table-row">
      <style:table-row-properties style:row-height="277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fo:font-size="6pt" style:font-size-asian="6pt" style:font-size-complex="6pt"/>
    </style:style>
    <style:style style:name="ce8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19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2" style:family="table-cell" style:parent-style-name="Default" style:data-style-name="N0">
      <style:table-cell-properties fo:border="0.06pt solid #000000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8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3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31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32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3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5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6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top"/>
      <style:paragraph-properties fo:text-align="end"/>
    </style:style>
    <style:style style:name="ce37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41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42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3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Arial" style:font-name-asian="Arial" style:font-name-complex="Arial"/>
    </style:style>
    <style:style style:name="ce45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46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T1" style:family="text">
      <style:text-properties style:font-name-asian="Arial"/>
    </style:style>
    <style:style style:name="T2" style:family="text">
      <style:text-properties style:font-name="Arial" fo:font-size="10pt" style:font-name-asian="Arial" style:font-size-asian="10pt" style:font-size-complex="10pt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-asian="Arial" style:font-name-complex="Arial"/>
    </style:style>
    <style:style style:name="T5" style:family="text">
      <style:text-properties style:font-name="Arial" style:font-name-asian="Arial"/>
    </style:style>
    <style:style style:name="T6" style:family="text">
      <style:text-properties style:font-name="Arial" style:text-underline-style="none" style:text-underline-color="font-color" style:language-asian="none" style:country-asian="none" style:language-complex="none" style:country-complex="none" style:font-name-asian="Lucida Sans Unicode" style:font-weight-asian="bold" style:font-weight-complex="bold" style:font-style-asian="italic" style:font-style-complex="italic"/>
    </style:style>
    <style:style style:name="T7" style:family="text">
      <style:text-properties fo:color="#000000" style:font-name="Arial" style:text-underline-style="none" style:text-underline-color="font-color" style:font-name-asian="Arial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/>
          <table:table-cell table:style-name="ce12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 table:number-columns-repeated="1021"/>
          <table:table-cell table:number-columns-repeated="2"/>
        </table:table-row>
        <table:table-row table:style-name="ro2" table:number-rows-repeated="2">
          <table:table-cell table:style-name="ce3" table:number-columns-repeated="1022"/>
          <table:table-cell table:number-columns-repeated="2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4" office:value-type="string" calcext:value-type="string">
            <text:p>Training Plan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style-name="ce5" office:value-type="string" calcext:value-type="string">
            <text:p>Created by:</text:p>
          </table:table-cell>
          <table:table-cell table:style-name="ce3" office:value-type="string" calcext:value-type="string">
            <text:p>Nhan Nguyen-Minh</text:p>
          </table:table-cell>
          <table:table-cell/>
          <table:table-cell table:style-name="ce16" table:number-columns-repeated="1019"/>
          <table:table-cell table:style-name="ce13" table:number-columns-repeated="2"/>
        </table:table-row>
        <table:table-row table:style-name="ro2">
          <table:table-cell table:style-name="ce6" office:value-type="string" calcext:value-type="string">
            <text:p>Effective date:</text:p>
          </table:table-cell>
          <table:table-cell table:style-name="ce9"/>
          <table:table-cell/>
          <table:table-cell table:style-name="ce16" table:number-columns-repeated="2"/>
          <table:table-cell table:style-name="ce13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style-name="ce5" office:value-type="string" calcext:value-type="string">
            <text:p>Version:</text:p>
          </table:table-cell>
          <table:table-cell table:style-name="ce10" office:value-type="float" office:value="2.3" calcext:value-type="float">
            <text:p>2.3</text:p>
          </table:table-cell>
          <table:table-cell/>
          <table:table-cell table:style-name="ce16" table:number-columns-repeated="2"/>
          <table:table-cell table:style-name="ce17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 table:number-rows-repeated="3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1016"/>
          <table:table-cell table:number-columns-repeated="2"/>
        </table:table-row>
        <table:table-row table:style-name="ro2" table:number-rows-repeated="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ce3"/>
          <table:table-cell/>
          <table:table-cell table:style-name="ce18" office:value-type="string" calcext:value-type="string">
            <text:p>Technology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7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14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3" table:number-columns-repeated="1019"/>
          <table:table-cell table:number-columns-repeated="2"/>
        </table:table-row>
        <table:table-row table:style-name="ro2" table:number-rows-repeated="11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65496">
          <table:table-cell table:style-name="ce3" table:number-columns-repeated="1022"/>
          <table:table-cell/>
          <table:table-cell table:style-name="ce3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ce2"/>
        <table:table-column table:style-name="co8" table:number-columns-repeated="2" table:default-cell-style-name="ce2"/>
        <table:table-row table:style-name="ro6">
          <table:table-cell table:number-columns-repeated="1024"/>
        </table:table-row>
        <table:table-row table:style-name="ro7">
          <table:table-cell table:style-name="ce19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Change description</text:p>
          </table:table-cell>
          <table:table-cell table:style-name="ce20" office:value-type="string" calcext:value-type="string">
            <text:p>Changed by</text:p>
          </table:table-cell>
          <table:table-cell table:style-name="ce20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21" office:value-type="float" office:value="0.1" calcext:value-type="float">
            <text:p>0.1</text:p>
          </table:table-cell>
          <table:table-cell table:style-name="ce23" office:value-type="string" calcext:value-type="string">
            <text:p>Crea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2" calcext:value-type="float">
            <text:p>0.2</text:p>
          </table:table-cell>
          <table:table-cell table:style-name="ce23" office:value-type="string" calcext:value-type="string">
            <text:p>Update template, add Method and Trainer / Mentor column, delete Status column</text:p>
          </table:table-cell>
          <table:table-cell table:style-name="ce23" office:value-type="string" calcext:value-type="string">
            <text:p>Binh Nguyen-Thanh</text:p>
          </table:table-cell>
          <table:table-cell table:style-name="ce29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3" calcext:value-type="float">
            <text:p>0.3</text:p>
          </table:table-cell>
          <table:table-cell table:style-name="ce23" office:value-type="string" calcext:value-type="string">
            <text:p>Add objectives for each sec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4" calcext:value-type="float">
            <text:p>0.4</text:p>
          </table:table-cell>
          <table:table-cell table:style-name="ce23" office:value-type="string" calcext:value-type="string">
            <text:p>Update priority, add SVC sec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21" office:value-type="float" office:value="0.5" calcext:value-type="float">
            <text:p>0.5</text:p>
          </table:table-cell>
          <table:table-cell table:style-name="ce23" office:value-type="string" calcext:value-type="string">
            <text:p>Add RVM section</text:p>
          </table:table-cell>
          <table:table-cell table:style-name="ce23" office:value-type="string" calcext:value-type="string">
            <text:p>Nam Tran-Van</text:p>
          </table:table-cell>
          <table:table-cell table:style-name="ce29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21" office:value-type="float" office:value="0.6" calcext:value-type="float">
            <text:p>0.6</text:p>
          </table:table-cell>
          <table:table-cell table:style-name="ce23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7" calcext:value-type="float">
            <text:p>0.7</text:p>
          </table:table-cell>
          <table:table-cell table:style-name="ce23" office:value-type="string" calcext:value-type="string">
            <text:p>Change link of documentations which is out-of-date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8" calcext:value-type="float">
            <text:p>0.8</text:p>
          </table:table-cell>
          <table:table-cell table:style-name="ce23" office:value-type="string" calcext:value-type="string">
            <text:p>Change wrong documentation link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9" calcext:value-type="float">
            <text:p>0.9</text:p>
          </table:table-cell>
          <table:table-cell table:style-name="ce23" office:value-type="string" calcext:value-type="string">
            <text:p>Add more documentation link, add more objectives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21" office:value-type="float" office:value="1" calcext:value-type="float">
            <text:p>1.0</text:p>
          </table:table-cell>
          <table:table-cell table:style-name="ce23" office:value-type="string" calcext:value-type="string">
            <text:p>Update Action View order, update out of date link for “Active Record <text:s/>validator and callback</text:p>
          </table:table-cell>
          <table:table-cell table:style-name="ce23" office:value-type="string" calcext:value-type="string">
            <text:p>Duong Doan-Nguyen</text:p>
          </table:table-cell>
          <table:table-cell table:style-name="ce29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21" office:value-type="float" office:value="1.1" calcext:value-type="float">
            <text:p>1.1</text:p>
          </table:table-cell>
          <table:table-cell table:style-name="ce23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23" office:value-type="string" calcext:value-type="string">
            <text:p>Duong Doan-Nguyen</text:p>
          </table:table-cell>
          <table:table-cell table:style-name="ce29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21" office:value-type="float" office:value="1.2" calcext:value-type="float">
            <text:p>1.2</text:p>
          </table:table-cell>
          <table:table-cell table:style-name="ce23" office:value-type="string" calcext:value-type="string">
            <text:p>Update objectives for section 8.2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23" office:value-type="string" calcext:value-type="string">
            <text:p>Update objectives for section 2.1 and 2.4</text:p>
          </table:table-cell>
          <table:table-cell table:style-name="ce23" office:value-type="string" calcext:value-type="string">
            <text:p>Duong Doan-Nguyen</text:p>
          </table:table-cell>
          <table:table-cell table:style-name="ce29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24" office:value-type="string" calcext:value-type="string">
            <text:p>Update unclear objectives and correct misspellings</text:p>
          </table:table-cell>
          <table:table-cell table:style-name="ce27" office:value-type="string" calcext:value-type="string">
            <text:p>Nam Tran-Van</text:p>
          </table:table-cell>
          <table:table-cell table:style-name="ce29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25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27" office:value-type="string" calcext:value-type="string">
            <text:p>Nhan Nguyen-Minh</text:p>
          </table:table-cell>
          <table:table-cell table:style-name="ce29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6" calcext:value-type="float">
            <text:p>1.6</text:p>
          </table:table-cell>
          <table:table-cell table:style-name="ce26" office:value-type="string" calcext:value-type="string">
            <text:p>Update objectives and document for section 11.8</text:p>
          </table:table-cell>
          <table:table-cell table:style-name="ce28" office:value-type="string" calcext:value-type="string">
            <text:p>Kien Phan-Trung</text:p>
          </table:table-cell>
          <table:table-cell table:style-name="ce29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7" calcext:value-type="float">
            <text:p>1.7</text:p>
          </table:table-cell>
          <table:table-cell table:style-name="ce26" office:value-type="string" calcext:value-type="string">
            <text:p>Update objectives for section 1.1, 2.1, 2.2, 2.3, 2.4, 2.5, 7.3, 7.4, 7.5, 9.1, 11.8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03-23" calcext:value-type="date">
            <text:p>March 23, 2018</text:p>
          </table:table-cell>
          <table:table-cell table:number-columns-repeated="1020"/>
        </table:table-row>
        <table:table-row table:style-name="ro12">
          <table:table-cell table:style-name="ce22" office:value-type="float" office:value="1.8" calcext:value-type="float">
            <text:p>1.8</text:p>
          </table:table-cell>
          <table:table-cell table:style-name="ce26" office:value-type="string" calcext:value-type="string">
            <text:p>Update objectives for section 1.1, 2.1, 2.2, 2.3, 2.4, 2.5, 7.3, 7.4, 7.5, 9.1, 11.8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05-07" calcext:value-type="date">
            <text:p>May 07, 2018</text:p>
          </table:table-cell>
          <table:table-cell table:number-columns-repeated="1020"/>
        </table:table-row>
        <table:table-row table:style-name="ro14">
          <table:table-cell table:style-name="ce22" office:value-type="float" office:value="1.9" calcext:value-type="float">
            <text:p>1.9</text:p>
          </table:table-cell>
          <table:table-cell table:style-name="ce26" office:value-type="string" calcext:value-type="string">
            <text:p>Update section 9.1, 9.4, 11.8</text:p>
            <text:p>+ Replace delayed_job by Active Job</text:p>
            <text:p>+ Replace Paperclip by Active Storage</text:p>
            <text:p>+ Remove some objectives of Docker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09-07" calcext:value-type="date">
            <text:p>September 07, 2018</text:p>
          </table:table-cell>
          <table:table-cell table:number-columns-repeated="1020"/>
        </table:table-row>
        <table:table-row table:style-name="ro13">
          <table:table-cell table:style-name="ce22" office:value-type="string" calcext:value-type="string">
            <text:p>2.0</text:p>
          </table:table-cell>
          <table:table-cell table:style-name="ce26" office:value-type="string" calcext:value-type="string">
            <text:p>Update section 9.4</text:p>
            <text:p>+ Replace Active Storage by CarrierWave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8-10-04" calcext:value-type="date">
            <text:p>October 04, 2018</text:p>
          </table:table-cell>
          <table:table-cell table:number-columns-repeated="1020"/>
        </table:table-row>
        <table:table-row table:style-name="ro15">
          <table:table-cell table:style-name="ce22" office:value-type="float" office:value="2.1" calcext:value-type="float">
            <text:p>2.1</text:p>
          </table:table-cell>
          <table:table-cell table:style-name="ce26" office:value-type="string" calcext:value-type="string">
            <text:p>Add section “2. Awarenesses at work”</text:p>
            <text:p>Reorder section 3.4 and 3.5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9-05-07" calcext:value-type="date">
            <text:p>May 07, 2019</text:p>
          </table:table-cell>
          <table:table-cell table:number-columns-repeated="1020"/>
        </table:table-row>
        <table:table-row table:style-name="ro12">
          <table:table-cell table:style-name="ce22" office:value-type="float" office:value="2.2" calcext:value-type="float">
            <text:p>2.2</text:p>
          </table:table-cell>
          <table:table-cell table:style-name="ce26" office:value-type="string" calcext:value-type="string">
            <text:p>Update content of section 3.5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19-05-09" calcext:value-type="date">
            <text:p>May 09, 2019</text:p>
          </table:table-cell>
          <table:table-cell table:number-columns-repeated="1020"/>
        </table:table-row>
        <table:table-row table:style-name="ro12">
          <table:table-cell table:style-name="ce22" office:value-type="float" office:value="2.3" calcext:value-type="float">
            <text:p>2.3</text:p>
          </table:table-cell>
          <table:table-cell table:style-name="ce26" office:value-type="string" calcext:value-type="string">
            <text:p>Update content of section 5.1</text:p>
          </table:table-cell>
          <table:table-cell table:style-name="ce23" office:value-type="string" calcext:value-type="string">
            <text:p>Nhan Nguyen-Minh</text:p>
          </table:table-cell>
          <table:table-cell table:style-name="ce29" office:value-type="date" office:date-value="2020-01-02" calcext:value-type="date">
            <text:p>January 02, 2020</text:p>
          </table:table-cell>
          <table:table-cell table:number-columns-repeated="1020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2" table:default-cell-style-name="ce2"/>
        <table:table-column table:style-name="co7" table:default-cell-style-name="Default"/>
        <table:table-row table:style-name="ro12">
          <table:table-cell table:style-name="ce30" table:number-columns-repeated="1020"/>
          <table:table-cell table:number-columns-repeated="4"/>
        </table:table-row>
        <table:table-row table:style-name="ro16">
          <table:table-cell table:style-name="ce31" office:value-type="string" calcext:value-type="string">
            <text:p>Training Plan</text:p>
          </table:table-cell>
          <table:table-cell table:style-name="ce30" table:number-columns-repeated="1019"/>
          <table:table-cell table:number-columns-repeated="4"/>
        </table:table-row>
        <table:table-row table:style-name="ro12">
          <table:table-cell table:style-name="ce30" table:number-columns-repeated="7"/>
          <table:table-cell table:style-name="ce42" office:value-type="string" calcext:value-type="string">
            <text:p>Total (hour)</text:p>
          </table:table-cell>
          <table:table-cell table:style-name="ce42" table:formula="of:=SUM([.I5:.I57])" office:value-type="float" office:value="242.5" calcext:value-type="float">
            <text:p>242.5</text:p>
          </table:table-cell>
          <table:table-cell table:style-name="ce30" table:number-columns-repeated="1011"/>
          <table:table-cell table:number-columns-repeated="4"/>
        </table:table-row>
        <table:table-row table:style-name="ro17"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raining Contents</text:p>
          </table:table-cell>
          <table:table-cell table:style-name="ce32" office:value-type="string" calcext:value-type="string">
            <text:p>Objectives</text:p>
          </table:table-cell>
          <table:table-cell table:style-name="ce32" office:value-type="string" calcext:value-type="string">
            <text:p>Method</text:p>
          </table:table-cell>
          <table:table-cell table:style-name="ce32" office:value-type="string" calcext:value-type="string">
            <text:p>Trainer / Mentor</text:p>
          </table:table-cell>
          <table:table-cell table:style-name="ce32" office:value-type="string" calcext:value-type="string">
            <text:p>Trainee</text:p>
          </table:table-cell>
          <table:table-cell table:style-name="ce32" office:value-type="string" calcext:value-type="string">
            <text:p>Required?</text:p>
          </table:table-cell>
          <table:table-cell table:style-name="ce43" office:value-type="string" calcext:value-type="string">
            <text:p>Expected Training Period</text:p>
          </table:table-cell>
          <table:table-cell table:style-name="ce43" office:value-type="string" calcext:value-type="string">
            <text:p>Duration (h)</text:p>
          </table:table-cell>
          <table:table-cell table:style-name="ce32" office:value-type="string" calcext:value-type="string">
            <text:p>Reference / Materials</text:p>
          </table:table-cell>
          <table:table-cell table:style-name="ce32" office:value-type="string" calcext:value-type="string">
            <text:p>Notes</text:p>
          </table:table-cell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1" calcext:value-type="float">
            <text:p>1</text:p>
          </table:table-cell>
          <table:table-cell table:style-name="ce37" office:value-type="string" calcext:value-type="string">
            <text:p>Source version control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18">
          <table:table-cell table:style-name="ce34" office:value-type="float" office:value="1.1" calcext:value-type="float">
            <text:p>1.1</text:p>
          </table:table-cell>
          <table:table-cell table:style-name="ce23" office:value-type="string" calcext:value-type="string">
            <text:p>Git</text:p>
          </table:table-cell>
          <table:table-cell table:style-name="ce39" office:value-type="string" calcext:value-type="string">
            <text:p><text:span text:style-name="T1">- What is git? What is it used for?</text:span></text:p>
            <text:p><text:span text:style-name="T1">- Basic flow to work with git:</text:span></text:p>
            <text:p><text:span text:style-name="T1">+ Keep working copy up-to-date, include resolving conflicts</text:span></text:p>
            <text:p><text:span text:style-name="T1">+ Commit, push code to remote repository</text:span></text:p>
            <text:p/>
            <text:p><text:span text:style-name="T1">- Git branch</text:span></text:p>
            <text:p><text:span text:style-name="T1">+ What is it? why do we use it?</text:span></text:p>
            <text:p><text:span text:style-name="T1">+ Action with branches: create branch, merge branch, remove branch</text:span></text:p>
            <text:p/>
            <text:p><text:span text:style-name="T1">- Git basic command: stash, fetch, pull, merge, rebase, checkout, add, commit, push, status.</text:span></text:p>
            <text:p/>
            <text:p><text:span text:style-name="T1">- Git tools: know some tools and their usages, such as: git cola (Ubuntu), source tree (Windows / MacOS)</text:span></text:p>
            <text:p><text:span text:style-name="T1">- Configure multiple SSH identities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9">
          <table:table-cell table:style-name="ce33" office:value-type="float" office:value="2" calcext:value-type="float">
            <text:p>2</text:p>
          </table:table-cell>
          <table:table-cell table:style-name="ce37" office:value-type="string" calcext:value-type="string">
            <text:p>Awarenesses at work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0">
          <table:table-cell table:style-name="ce34" office:value-type="float" office:value="2.1" calcext:value-type="float">
            <text:p>2.1</text:p>
          </table:table-cell>
          <table:table-cell table:style-name="ce23" office:value-type="string" calcext:value-type="string">
            <text:p>Security and Intellectual property</text:p>
          </table:table-cell>
          <table:table-cell table:style-name="ce39" office:value-type="string" calcext:value-type="string">
            <text:p>Understand why security and Intellectual property is important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<text:a xlink:href="http://192.168.1.10/Repository/NUS/Portal/DC/Business_Development/NUS_DC_Luu_Y_Ve_Bao_Mat_Va_So_Huu_Tri_Tue_1_0.odt" xlink:type="simple">http://192.168.1.10/Repository/NUS/Portal/DC/Business_Development/NUS_DC_Luu_Y_Ve_Bao_Mat_Va_So_Huu_Tri_Tue_1_0.odt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3" calcext:value-type="float">
            <text:p>3</text:p>
          </table:table-cell>
          <table:table-cell table:style-name="ce37" office:value-type="string" calcext:value-type="string">
            <text:p>Client-side scripting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1">
          <table:table-cell table:style-name="ce34" office:value-type="float" office:value="3.1" calcext:value-type="float">
            <text:p>3.1</text:p>
          </table:table-cell>
          <table:table-cell table:style-name="ce23" office:value-type="string" calcext:value-type="string">
            <text:p>HTML</text:p>
          </table:table-cell>
          <table:table-cell table:style-name="ce23" office:value-type="string" calcext:value-type="string">
            <text:p>- Basic</text:p>
            <text:p>  + HTML Home</text:p>
            <text:p>  + HTML Introdution</text:p>
            <text:p>  + HTML Basic</text:p>
            <text:p>- HTML Elements (tags)</text:p>
            <text:p>  + html, body, head, header, footer, a, area, article, audio,</text:p>
            <text:p>  + code, div, embed, form, iframe, h1-&gt; h6, b, br, button, canvas, </text:p>
            <text:p>  + img, input, label, li, link, menu, ol, select, option</text:p>
            <text:p>  + strong, table, th, td, tr, u, ul, video</text:p>
            <text:p>  + style, script</text:p>
            <text:p>- HTML Attributes</text:p>
            <text:p>  + id, class and common attributes of above tags 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w3schools.com/html/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2">
          <table:table-cell table:style-name="ce34" office:value-type="float" office:value="3.2" calcext:value-type="float">
            <text:p>3.2</text:p>
          </table:table-cell>
          <table:table-cell table:style-name="ce23" office:value-type="string" calcext:value-type="string">
            <text:p>CSS – css quiz</text:p>
          </table:table-cell>
          <table:table-cell table:style-name="ce23" office:value-type="string" calcext:value-type="string">
            <text:p>- Syntax</text:p>
            <text:p>  + CSS Syntax</text:p>
            <text:p>- ID &amp; class</text:p>
            <text:p>  + CSS Selectors (.class, #id)</text:p>
            <text:p>- Methods of adding CSS to HTML</text:p>
            <text:p>  + CSS How To</text:p>
            <text:p>- Style priority</text:p>
            <text:p>- CSS Selectors</text:p>
            <text:p>  + .class, #id,</text:p>
            <text:p>  + element, element,element, element element, element&gt;element,</text:p>
            <text:p>  + [attribute], [attribute=value], [attribute~=value], [attribute^=value], [attribute*=value]</text:p>
            <text:p>- CSS Properties</text:p>
            <text:p>  + animation,</text:p>
            <text:p>  + background (-image, -color, -size..), border (-bottom, -top, -color...all)</text:p>
            <text:p>  + color, cursor, display, flex</text:p>
            <text:p>  + @font-face, font(-size, -family, -weight, -style...)</text:p>
            <text:p>  + with, height, left, right, float, top, bottom,</text:p>
            <text:p>  +  line-height, list-style</text:p>
            <text:p>  + margin, opacity, overflow, padding, position</text:p>
            <text:p>- CSS pseudo element/class</text:p>
            <text:p>  + :link, :visited, :hover, :active</text:p>
            <text:p>  + :active, ::after, ::before, :checked, :disabled, :empty</text:p>
            <text:p>  + :first-child, ::first-letter, :first-of-type, :last-child, :last-of-type</text:p>
            <text:p>  + :focus, :hover, :link, :not(selector), </text:p>
            <text:p>  + :nth-child(n), :nth-last-child(n), :nth-last-of-type(n), :nth-of-type(n),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w3schools.com/css/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3">
          <table:table-cell table:style-name="ce34" office:value-type="float" office:value="3.3" calcext:value-type="float">
            <text:p>3.3</text:p>
          </table:table-cell>
          <table:table-cell table:style-name="ce23" office:value-type="string" calcext:value-type="string">
            <text:p>JavaScript – javascript quiz</text:p>
          </table:table-cell>
          <table:table-cell table:style-name="ce23" office:value-type="string" calcext:value-type="string">
            <text:p>- Basic</text:p>
            <text:p>  + JS Home</text:p>
            <text:p>  + JS Introduction</text:p>
            <text:p>- Methods of adding JS to HTML</text:p>
            <text:p>  + JS Where to</text:p>
            <text:p>- Syntax</text:p>
            <text:p>- Structure control</text:p>
            <text:p> + JS Conditions</text:p>
            <text:p> + JS Switch</text:p>
            <text:p>- Loop</text:p>
            <text:p>  + JS Loop For</text:p>
            <text:p>  + JS Loop While</text:p>
            <text:p>  + JS Break</text:p>
            <text:p>- Data types</text:p>
            <text:p>  + JS Data types ( Numbers, Object, String, Array, Date)</text:p>
            <text:p>- Operators</text:p>
            <text:p>  + JS Operators</text:p>
            <text:p>- Object scope (this)</text:p>
            <text:p>  + JS Functions</text:p>
            <text:p>  + JS Opjects</text:p>
            <text:p>  + JS Event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://www.w3schools.com/js/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4">
          <table:table-cell table:style-name="ce34" office:value-type="float" office:value="3.4" calcext:value-type="float">
            <text:p>3.4</text:p>
          </table:table-cell>
          <table:table-cell table:style-name="ce23" office:value-type="string" calcext:value-type="string">
            <text:p>Jquery</text:p>
          </table:table-cell>
          <table:table-cell table:style-name="ce23" office:value-type="string" calcext:value-type="string">
            <text:p>- What is it and why should we use it?</text:p>
            <text:p>- Selectors</text:p>
            <text:p>- Filters (Selectors → Filters, Traversing → Filtering)</text:p>
            <text:p>- DOM Manipulation Methods</text:p>
            <text:p>- Methods:</text:p>
            <text:p>  + each, filter, map, size</text:p>
            <text:p>  + data, attr</text:p>
            <text:p>- Effects</text:p>
            <text:p>- Events</text:p>
            <text:p>  + jQuery Event Basics ( on, off, data, bind, change, click, delegate, event, hover, focus, keydown, keypress, keyup, load, mousedown, mouseenter, mouseleave, mouseout, ready, scroll, select, submit, toggle, hide, show, trigger, bind, unbind, unload)</text:p>
            <text:p>- Ajax</text:p>
            <text:p>  + What is it used for?</text:p>
            <text:p>  + Ajax setup (jQuery’s Ajax-Related Methods)</text:p>
            <text:p>  +Options (jQuery’s Ajax-Related Methods)</text:p>
            <text:p>  + Callbacks (success – done, fail - error, complete - always)</text:p>
            <text:p>- Jquery validate plugin</text:p>
            <text:p>  + What is it used for?</text:p>
            <text:p>  + Plugin methods (validate, rules, valid, messages)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://api.jquery.com/</text:p>
            <text:p><text:a xlink:href="http://learn.jquery.com/" xlink:type="simple">http://learn.jquery.com/</text:a></text:p>
            <text:p><text:a xlink:href="https://jqueryvalidation.org/" xlink:type="simple">https://jqueryvalidation.org/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5">
          <table:table-cell table:style-name="ce34" office:value-type="float" office:value="3.5" calcext:value-type="float">
            <text:p>3.5</text:p>
          </table:table-cell>
          <table:table-cell table:style-name="ce23" office:value-type="string" calcext:value-type="string">
            <text:p>Bootstrap</text:p>
          </table:table-cell>
          <table:table-cell table:style-name="ce23" office:value-type="string" calcext:value-type="string">
            <text:p><text:span text:style-name="T2">- What is it and why should we use it?</text:span></text:p>
            <text:p>- Layout</text:p>
            <text:p> + Overview</text:p>
            <text:p> + Grid</text:p>
            <text:p>- Content</text:p>
            <text:p>  + Images</text:p>
            <text:p>  + Tables</text:p>
            <text:p>     ++ Examples</text:p>
            <text:p>     ++ Responsive tables</text:p>
            <text:p>- Bootstrap Components:</text:p>
            <text:p>  + Alerts</text:p>
            <text:p>  + Dropdowns</text:p>
            <text:p>    ++ Examples</text:p>
            <text:p>    ++ Sizing</text:p>
            <text:p>  + Buttons</text:p>
            <text:p>    ++ Examples</text:p>
            <text:p>    ++ Sizes</text:p>
            <text:p>    ++ Active state</text:p>
            <text:p>    ++ Disabled state</text:p>
            <text:p>  + Forms</text:p>
            <text:p>  + Navbar</text:p>
            <text:p>  + Pagination</text:p>
            <text:p>  + Modal</text:p>
            <text:p>  + Collapse </text:p>
            <text:p><text:span text:style-name="T3">- Bootstrap Utilities:</text:span></text:p>
            <text:p><text:span text:style-name="T3">  + Borders</text:span></text:p>
            <text:p><text:span text:style-name="T3">  + Colors</text:span></text:p>
            <text:p><text:span text:style-name="T3">  + Display</text:span></text:p>
            <text:p><text:span text:style-name="T3">  + Float</text:span></text:p>
            <text:p><text:span text:style-name="T3">  + Overflow</text:span></text:p>
            <text:p><text:span text:style-name="T3">  + Position</text:span></text:p>
            <text:p><text:span text:style-name="T3">  + Sizing</text:span></text:p>
            <text:p><text:span text:style-name="T3">  + Spacing</text:span></text:p>
            <text:p><text:span text:style-name="T3">  + Text</text:span></text:p>
            <text:p><text:span text:style-name="T3">- Extend</text:span></text:p>
            <text:p><text:span text:style-name="T3">  + Icon: Font Awesome</text:span></text:p>
            <text:p>- Bootstrap datepicker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<text:span text:style-name="T1"><text:a xlink:href="https://getbootstrap.com/docs/4.3" xlink:type="simple">https://getbootstrap.com/docs/4.3</text:a></text:span></text:p>
            <text:p><text:span text:style-name="T1"><text:a xlink:href="https://gijgo.com/datepicker/configuration" xlink:type="simple">https://gijgo.com/datepicker/configuration</text:a></text:span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4" calcext:value-type="float">
            <text:p>4</text:p>
          </table:table-cell>
          <table:table-cell table:style-name="ce37" office:value-type="string" calcext:value-type="string">
            <text:p>Toolbox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6">
          <table:table-cell table:style-name="ce34" office:value-type="float" office:value="4.1" calcext:value-type="float">
            <text:p>4.1</text:p>
          </table:table-cell>
          <table:table-cell table:style-name="ce23" office:value-type="string" calcext:value-type="string">
            <text:p>ruby</text:p>
          </table:table-cell>
          <table:table-cell table:style-name="ce39" office:value-type="string" calcext:value-type="string">
            <text:p><text:span text:style-name="T1">- What are ruby's characteristics?</text:span></text:p>
            <text:p><text:span text:style-name="T1">- IRB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http://www.ruby-lang.org/en/documentation/ruby-from-other-languages/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7">
          <table:table-cell table:style-name="ce34" office:value-type="float" office:value="4.2" calcext:value-type="float">
            <text:p>4.2</text:p>
          </table:table-cell>
          <table:table-cell table:style-name="ce23" office:value-type="string" calcext:value-type="string">
            <text:p>rubygem</text:p>
          </table:table-cell>
          <table:table-cell table:style-name="ce39" office:value-type="string" calcext:value-type="string">
            <text:p><text:span text:style-name="T1">- What is rubygem</text:span></text:p>
            <text:p><text:span text:style-name="T1">- How to manage gems and use a gem</text:span></text:p>
            <text:p><text:span text:style-name="T1">  + Install/Remove gems</text:span></text:p>
            <text:p><text:span text:style-name="T1">  + Bundler</text:span></text:p>
            <text:p><text:span text:style-name="T1">  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http://www.ruby-lang.org/en/libraries/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5" calcext:value-type="float">
            <text:p>5</text:p>
          </table:table-cell>
          <table:table-cell table:style-name="ce37" office:value-type="string" calcext:value-type="string">
            <text:p>Ruby Programming Language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8">
          <table:table-cell table:style-name="ce34" office:value-type="float" office:value="5.1" calcext:value-type="float">
            <text:p>5.1</text:p>
          </table:table-cell>
          <table:table-cell table:style-name="ce23" office:value-type="string" calcext:value-type="string">
            <text:p>Install Ruby</text:p>
          </table:table-cell>
          <table:table-cell table:style-name="ce39" office:value-type="string" calcext:value-type="string">
            <text:p><text:span text:style-name="T1">- Install rubies with RVM</text:span></text:p>
            <text:p><text:span text:style-name="T1">- Use multiple ruby versions in a machine with RVM</text:span></text:p>
            <text:p><text:span text:style-name="T1">- Automatically change ruby version when cd-ing to a directory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s://rvm.io/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9">
          <table:table-cell table:style-name="ce34" office:value-type="float" office:value="5.2" calcext:value-type="float">
            <text:p>5.2</text:p>
          </table:table-cell>
          <table:table-cell table:style-name="ce23" office:value-type="string" calcext:value-type="string">
            <text:p>Ruby basics</text:p>
          </table:table-cell>
          <table:table-cell table:style-name="ce23" office:value-type="string" calcext:value-type="string">
            <text:p>- Overview</text:p>
            <text:p> + Ruby Overview</text:p>
            <text:p>- Syntax</text:p>
            <text:p> + Ruby synstax</text:p>
            <text:p>- Class</text:p>
            <text:p> + Ruby - Classes and Objects</text:p>
            <text:p>- Method</text:p>
            <text:p> + Ruby - Methods</text:p>
            <text:p>- Data types:</text:p>
            <text:p>  + Ruby - Strings (http://ruby-doc.org/core-2.5.0/String.html)</text:p>
            <text:p>  + Ruby - Arrays (http://ruby-doc.org/core-2.5.0/Array.html)</text:p>
            <text:p>  + Ruby - Hashs (http://ruby-doc.org/core-2.5.0/Hash.html)</text:p>
            <text:p>  + Ruby - Date &amp; Time (https://ruby-doc.org/stdlib-2.3.1/libdoc/date/rdoc/DateTime.html)</text:p>
            <text:p>- Variables</text:p>
            <text:p> + Ruby variables</text:p>
            <text:p>- Operators</text:p>
            <text:p> + Ruby - Operators</text:p>
            <text:p>- Structure control</text:p>
            <text:p> + Ruby if-else</text:p>
            <text:p>- Loop</text:p>
            <text:p> + Ruby loop</text:p>
            <text:p>- Module</text:p>
            <text:p> + Ruby modules</text:p>
            <text:p>- Exception management</text:p>
            <text:p> + Ruby - Exceptions</text:p>
            <text:p>- Object oriented</text:p>
            <text:p>  + Ruby - Object Oriented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tutorialspoint.com/ruby/index.htm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6">
          <table:table-cell table:style-name="ce34" office:value-type="float" office:value="5.3" calcext:value-type="float">
            <text:p>5.3</text:p>
          </table:table-cell>
          <table:table-cell table:style-name="ce23" office:value-type="string" calcext:value-type="string">
            <text:p>Ruby advanced</text:p>
          </table:table-cell>
          <table:table-cell table:style-name="ce23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tutorialspoint.com/ruby/index.htm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6" calcext:value-type="float">
            <text:p>6</text:p>
          </table:table-cell>
          <table:table-cell table:style-name="ce37" office:value-type="string" calcext:value-type="string">
            <text:p>Getting Started with Rail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30">
          <table:table-cell table:style-name="ce34" office:value-type="float" office:value="6.1" calcext:value-type="float">
            <text:p>6.1</text:p>
          </table:table-cell>
          <table:table-cell table:style-name="ce23" office:value-type="string" calcext:value-type="string">
            <text:p>Getting Started with Rails</text:p>
          </table:table-cell>
          <table:table-cell table:style-name="ce23" office:value-type="string" calcext:value-type="string">
            <text:p>Give an overview about Rails</text:p>
            <text:p>- Create new RAILS application</text:p>
            <text:p>  + What is Rails?</text:p>
            <text:p>  + Creating a New Rails Project</text:p>
            <text:p>- How to start it</text:p>
            <text:p>  + Hello, Rails!</text:p>
            <text:p>- MVC in Rails</text:p>
            <text:p>  + Getting Up and Running</text:p>
            <text:p>- Directory structure</text:p>
            <text:p>  +  Creating the Blog Application</text:p>
            <text:p>- Basic configuration: database, environment</text:p>
            <text:p>  + Locations for Initialization Code</text:p>
            <text:p>  + Running Code Before Rails</text:p>
            <text:p>  + Configuring Rails Components: 3.1, 3.2, 3.5, 3.15, 3.16</text:p>
            <text:p/>
          </table:table-cell>
          <table:table-cell table:style-name="ce23" office:value-type="string" calcext:value-type="string">
            <text:p>Self-training and Mentoring</text:p>
          </table:table-cell>
          <table:table-cell table:number-columns-repeated="2"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getting_started.html" xlink:type="simple">http://guides.rubyonrails.org/getting_started.html</text:a></text:p>
            <text:p><text:span text:style-name="T5"><text:a xlink:href="http://guides.rubyonrails.org/configuring.html" xlink:type="simple">http://guides.rubyonrails.org/configuring.html</text:a></text:span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7" calcext:value-type="float">
            <text:p>7</text:p>
          </table:table-cell>
          <table:table-cell table:style-name="ce37" office:value-type="string" calcext:value-type="string">
            <text:p>Model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6"/>
          <table:table-cell table:style-name="ce48" table:number-columns-repeated="1012"/>
          <table:table-cell/>
        </table:table-row>
        <table:table-row table:style-name="ro31">
          <table:table-cell table:style-name="ce34" office:value-type="float" office:value="7.1" calcext:value-type="float">
            <text:p>7.1</text:p>
          </table:table-cell>
          <table:table-cell table:style-name="ce23" office:value-type="string" calcext:value-type="string">
            <text:p>Rails Database Migrations</text:p>
          </table:table-cell>
          <table:table-cell table:style-name="ce23" office:value-type="string" calcext:value-type="string">
            <text:p>- What is it, what is it for</text:p>
            <text:p>  + Migration Overview</text:p>
            <text:p>- Create migration (change, up, down...)</text:p>
            <text:p>  + Creating a Standalone Migration</text:p>
            <text:p>  + Model Generators</text:p>
            <text:p>  + Creating a Table</text:p>
            <text:p>  + Creating a Join Table</text:p>
            <text:p>  + Changing Columns</text:p>
            <text:p>  + Column Modifiers</text:p>
            <text:p>  + Foreign Keys</text:p>
            <text:p>  + When Helpers aren't Enough</text:p>
            <text:p>  + Using the change Method</text:p>
            <text:p>  + Using reversible</text:p>
            <text:p>  + Using the up/down Methods</text:p>
            <text:p>- Run migration + Rollback migration</text:p>
            <text:p>  + Running Migrations</text:p>
            <text:p>  + Rolling Back</text:p>
            <text:p>  + Setup the Database</text:p>
            <text:p>  + Resetting the Database</text:p>
            <text:p>  + Running Specific Migrations</text:p>
            <text:p>  + Running Migrations in Different Environments</text:p>
            <text:p>- Rule to update/delete migration</text:p>
            <text:p>  + Changing Existing Migration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migrations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2">
          <table:table-cell table:style-name="ce34" office:value-type="float" office:value="7.2" calcext:value-type="float">
            <text:p>7.2</text:p>
          </table:table-cell>
          <table:table-cell table:style-name="ce23" office:value-type="string" calcext:value-type="string">
            <text:p>Active Record Associations</text:p>
          </table:table-cell>
          <table:table-cell table:style-name="ce23" office:value-type="string" calcext:value-type="string">
            <text:p>- Relation types</text:p>
            <text:p>  + The Types of Associations</text:p>
            <text:p>- Create relations by conventions</text:p>
            <text:p>  + The Types of Associations</text:p>
            <text:p>- Create relations when table name, field name don't follow conventions</text:p>
            <text:p>  + belongs_to Association Reference</text:p>
            <text:p>  + has_one Association Reference</text:p>
            <text:p>  + has_many Association Reference</text:p>
            <text:p>  + has_and_belongs_to_many Association Reference</text:p>
            <text:p>- Create relations with condition (where, order, etc...)</text:p>
            <text:p>  + Scopes for [association's name]</text:p>
            <text:p>- Association benefit (IMPORTANT)</text:p>
            <text:p>  + Why Associations?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ssociation_basics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3">
          <table:table-cell table:style-name="ce34" office:value-type="float" office:value="7.3" calcext:value-type="float">
            <text:p>7.3</text:p>
          </table:table-cell>
          <table:table-cell table:style-name="ce23" office:value-type="string" calcext:value-type="string">
            <text:p>Active Record Query Interface</text:p>
          </table:table-cell>
          <table:table-cell table:style-name="ce23" office:value-type="string" calcext:value-type="string">
            <text:p>- Retrieve object</text:p>
            <text:p>  + Retrieving Objects from the Database</text:p>
            <text:p>  + Retrieving a Single Object</text:p>
            <text:p>- Retrieve multiple objects</text:p>
            <text:p>  + Retrieving Objects from the Database</text:p>
            <text:p>  + Retrieving Multiple Objects in Batches</text:p>
            <text:p>- Conditions</text:p>
            <text:p>  + Conditions</text:p>
            <text:p>  + Pure String Conditions</text:p>
            <text:p>  + Array Conditions</text:p>
            <text:p>  + Hash Conditions</text:p>
            <text:p>  + NOT Conditions</text:p>
            <text:p>- Common finder methods</text:p>
            <text:p>  + Ordering</text:p>
            <text:p>  + Selecting Specific Fields</text:p>
            <text:p>  + Limit and Offset</text:p>
            <text:p>  + Overriding Conditions</text:p>
            <text:p>  + Joining Tables</text:p>
            <text:p>  + Eager Loading Associations</text:p>
            <text:p>  + Finding by SQL</text:p>
            <text:p>  + Existence of Objects</text:p>
            <text:p>  + Calculations</text:p>
            <text:p>- Use raw SQL safely</text:p>
            <text:p>  + Pure String Conditions</text:p>
            <text:p>- Named scope</text:p>
            <text:p>  + Scopes</text:p>
            <text:p>  + Passing in arguments</text:p>
            <text:p>  + Using conditionals</text:p>
            <text:p>  + Applying a default scope</text:p>
            <text:p>  + Merging of scopes</text:p>
            <text:p>  + Removing All Scoping</text:p>
            <text:p>- Note: ActiveRecord::Relation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2">
          <table:table-cell table:style-name="ce34" office:value-type="float" office:value="7.4" calcext:value-type="float">
            <text:p>7.4</text:p>
          </table:table-cell>
          <table:table-cell table:style-name="ce23" office:value-type="string" calcext:value-type="string">
            <text:p>Active Record Validations and Callbacks</text:p>
          </table:table-cell>
          <table:table-cell table:style-name="ce23" office:value-type="string" calcext:value-type="string">
            <text:p>- Use predefined validations</text:p>
            <text:p>  + Why Use Validations?</text:p>
            <text:p>  + When Does Validation Happen?</text:p>
            <text:p>  + Skipping Validations</text:p>
            <text:p>  + valid? and invalid?</text:p>
            <text:p>  + errors[]</text:p>
            <text:p>  + errors.details</text:p>
            <text:p>  + Validation Helpers</text:p>
            <text:p>  + Common Validation Options</text:p>
            <text:p>- Validate with “if” or “unless”</text:p>
            <text:p>  + Conditional Validation</text:p>
            <text:p>- Custom validation</text:p>
            <text:p>  + Performing Custom Validations</text:p>
            <text:p>- Lits of callbacks, when are they called</text:p>
            <text:p>  + The Object Life Cycle</text:p>
            <text:p>  + Callbacks Overview</text:p>
            <text:p>  + Available Callbacks</text:p>
            <text:p>  + Running Callbacks</text:p>
            <text:p>  + Skipping Callbacks</text:p>
            <text:p>  + Conditional Callbacks</text:p>
            <text:p>  + Transaction Callbacks</text:p>
            <text:p>- Order of callbacks</text:p>
            <text:p>  + Available Callbacks</text:p>
            <text:p>- When callbacks cause Transaction Rollback or cancelled?</text:p>
            <text:p>  + Halting Execution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ctive_record_validations.html</text:p>
            <text:p>http://guides.rubyonrails.org/active_record_callbacks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8" calcext:value-type="float">
            <text:p>8</text:p>
          </table:table-cell>
          <table:table-cell table:style-name="ce37" office:value-type="string" calcext:value-type="string">
            <text:p>Action Pack</text:p>
          </table:table-cell>
          <table:table-cell table:style-name="ce37" table:number-columns-repeated="3"/>
          <table:table-cell table:style-name="ce41"/>
          <table:table-cell table:style-name="ce37" table:number-columns-repeated="4"/>
          <table:table-cell table:style-name="ce46"/>
          <table:table-cell table:style-name="ce48" table:number-columns-repeated="1012"/>
          <table:table-cell/>
        </table:table-row>
        <table:table-row table:style-name="ro34">
          <table:table-cell table:style-name="ce34" office:value-type="float" office:value="8.1" calcext:value-type="float">
            <text:p>8.1</text:p>
          </table:table-cell>
          <table:table-cell table:style-name="ce23" office:value-type="string" calcext:value-type="string">
            <text:p>Rails Routing from the Outside In</text:p>
          </table:table-cell>
          <table:table-cell table:style-name="ce23" office:value-type="string" calcext:value-type="string">
            <text:p>- What is it, what is it for  </text:p>
            <text:p>  + The Purpose of the Rails Router</text:p>
            <text:p>- Define resource with resourceful + RESTful</text:p>
            <text:p>  + Resource Routing: the Rails Default  </text:p>
            <text:p>  + Resources on the Web  </text:p>
            <text:p>  + CRUD, Verbs, and Actions  </text:p>
            <text:p>  + Path and URL Helpers  </text:p>
            <text:p>  + Defining Multiple Resources at the Same Time  </text:p>
            <text:p>  + Singular Resources</text:p>
            <text:p>  + Creating Paths and URLs From Objects</text:p>
            <text:p>  + Adding More RESTful Actions</text:p>
            <text:p>  + Adding Member Routes</text:p>
            <text:p>  + Adding Collection Routes</text:p>
            <text:p>  + Restricting the Routes Created</text:p>
            <text:p>  + Listing Existing Routes</text:p>
            <text:p>  + Creating Paths and URLs From Objects</text:p>
            <text:p>- Non-resourceful actions</text:p>
            <text:p>  + Non-Resourceful Routes</text:p>
            <text:p>  + Bound Parameters</text:p>
            <text:p>  + Dynamic Segments</text:p>
            <text:p>  + Static Segments</text:p>
            <text:p>  + The Query String</text:p>
            <text:p>  + Naming Routes</text:p>
            <text:p>  + HTTP Verb Constraints</text:p>
            <text:p>- Nested resources</text:p>
            <text:p>  + Nested Resources</text:p>
            <text:p>- Namespace</text:p>
            <text:p>  + Controller Namespaces and Routing</text:p>
            <text:p>- Root, root of namespace</text:p>
            <text:p>  + Using root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routing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5">
          <table:table-cell table:style-name="ce34" office:value-type="float" office:value="8.2" calcext:value-type="float">
            <text:p>8.2</text:p>
          </table:table-cell>
          <table:table-cell table:style-name="ce23" office:value-type="string" calcext:value-type="string">
            <text:p>Action Controller Overview</text:p>
          </table:table-cell>
          <table:table-cell table:style-name="ce23" office:value-type="string" calcext:value-type="string">
            <text:p>- Define controller with naming convention</text:p>
            <text:p>  + What Does a Controller Do?</text:p>
            <text:p>  + Controller Naming Convention</text:p>
            <text:p>- Difference between Action and Method</text:p>
            <text:p>  + Methods and Actions</text:p>
            <text:p>- Follow RESTful to build controller actions</text:p>
            <text:p>  +  http://guides.rubyonrails.org/routing.html#crud-verbs-and-actions</text:p>
            <text:p>- HTTP Verbs</text:p>
            <text:p>  + https://en.wikipedia.org/wiki/Representational_state_transfer</text:p>
            <text:p>  + http://guides.rubyonrails.org/routing.html#crud-verbs-and-actions</text:p>
            <text:p>- Parameters</text:p>
            <text:p>- Sessions, flash, cookies</text:p>
            <text:p>  + Session</text:p>
            <text:p>  + Cookies</text:p>
            <text:p>- Filter</text:p>
            <text:p>  + Filters</text:p>
            <text:p>- Layout and rendering</text:p>
            <text:p>  + Overview: How the Pieces Fit Together</text:p>
            <text:p>  + Creating Responses</text:p>
            <text:p>  + Rendering by Default: Convention Over Configuration in Action</text:p>
            <text:p>  + Using render</text:p>
            <text:p>  + Rendering an Action's View</text:p>
            <text:p>  + Rendering an Action's Template from Another Controller</text:p>
            <text:p>  + Rendering an Arbitrary File</text:p>
            <text:p>  + Wrapping it up</text:p>
            <text:p>  + Using redirect_to</text:p>
            <text:p>  + Getting a Different Redirect Status Code</text:p>
            <text:p>  + The Difference Between render and redirect_to</text:p>
            <text:p>- Specify Layout</text:p>
            <text:p>  + Options for render (The :layout Option)</text:p>
            <text:p>  + Finding Layouts</text:p>
            <text:p>  + Specifying Layouts for Controllers</text:p>
            <text:p>  + Choosing Layouts at Runtime</text:p>
            <text:p>  + Conditional Layouts</text:p>
            <text:p>  + Layout Inheritanc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6">
          <table:table-cell table:style-name="ce34" office:value-type="float" office:value="8.3" calcext:value-type="float">
            <text:p>8.3</text:p>
          </table:table-cell>
          <table:table-cell table:style-name="ce23" office:value-type="string" calcext:value-type="string">
            <text:p>Action View</text:p>
          </table:table-cell>
          <table:table-cell table:style-name="ce23" office:value-type="string" calcext:value-type="string">
            <text:p>- Create views for actions</text:p>
            <text:p>  + What is Action View?</text:p>
            <text:p>  + Using Action View with Rails</text:p>
            <text:p>  + Templates, Partials and Layouts</text:p>
            <text:p>  + Templates</text:p>
            <text:p>  + ERB</text:p>
            <text:p>- Partial</text:p>
            <text:p>  + Partials</text:p>
            <text:p>  + Naming Partials</text:p>
            <text:p>  + Using Partials to simplify Views</text:p>
            <text:p>  + Render without partial and locals options</text:p>
            <text:p>  + Rendering Collections</text:p>
            <text:p>  + Partial Layouts</text:p>
            <text:p>- Form helpers</text:p>
            <text:p>  + FormHelper</text:p>
            <text:p>  + FormOptionsHelper</text:p>
            <text:p>  + FormTagHelper</text:p>
            <text:p>- Action view helpers: number, currency, text...</text:p>
            <text:p>  + NumberHelper</text:p>
            <text:p>- Other formats besides HTML</text:p>
            <text:p>  + https://apidock.com/rails/ActionController/MimeResponds/InstanceMethods/respond_to</text:p>
            <text:p>- SLIM</text:p>
            <text:p>  + What is Slim?</text:p>
            <text:p>  + Why use Slim?</text:p>
            <text:p>  + How to start?</text:p>
            <text:p>  + Syntax example</text:p>
            <text:p>  + Verbatim text |</text:p>
            <text:p>  + Verbatim text with trailing white space '</text:p>
            <text:p>  + Control code -</text:p>
            <text:p>  + Output =</text:p>
            <text:p>  + Code comment /</text:p>
            <text:p>  + Trailing and leading whitespace</text:p>
            <text:p>  + Text content</text:p>
            <text:p>  + Dynamic content (= and ==)</text:p>
            <text:p>  + Attributes</text:p>
            <text:p>  + Attributes wrapper</text:p>
            <text:p>  + Quoted attributes </text:p>
            <text:p>  + Ruby attributes</text:p>
            <text:p>  + Boolean attributes</text:p>
            <text:p>  + ID shortcut # and class shortcut .</text:p>
            <text:p>  + Text interpolation</text:p>
            <text:p>  + Embedded engines (Markdown, …)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7">
          <table:table-cell table:style-name="ce34" office:value-type="float" office:value="8.4" calcext:value-type="float">
            <text:p>8.4</text:p>
          </table:table-cell>
          <table:table-cell table:style-name="ce23" office:value-type="string" calcext:value-type="string">
            <text:p>Rails Internationalization API</text:p>
          </table:table-cell>
          <table:table-cell table:style-name="ce23" office:value-type="string" calcext:value-type="string">
            <text:p>- Why should we use it?</text:p>
            <text:p>- How to use: normal translation, translation with parameters, lazy lookup</text:p>
            <text:p>  + The Public I18n API</text:p>
            <text:p>  + Internationalization and Localization</text:p>
            <text:p>  + Abstracting Localized Code</text:p>
            <text:p>  + Providing Translations for Internationalized Strings</text:p>
            <text:p>  + Passing Variables to Translations</text:p>
            <text:p>  + Adding Date/Time Formats</text:p>
            <text:p>  + Organization of Locale Files</text:p>
            <text:p>  + Overview of the I18n API Features</text:p>
            <text:p>  + Basic Lookup, Scopes and Nested Keys</text:p>
            <text:p>  + "Lazy" Lookup</text:p>
            <text:p>  + Pluralization</text:p>
            <text:p>  + Setting and Passing a Locale</text:p>
            <text:p>- Set default language, change language</text:p>
            <text:p>  + Setup the Rails Application for Internationalization</text:p>
            <text:p>  + Configure the I18n Module</text:p>
            <text:p>  + Managing the Locale across Requests</text:p>
            <text:p>  + Setting the Locale from the Domain Name</text:p>
            <text:p>  + Setting the Locale from URL Params</text:p>
            <text:p>  + Setting the Locale from User Preferences</text:p>
            <text:p>  + Storing the Locale from the Session or Cookie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i18n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1">
          <table:table-cell table:style-name="ce34" office:value-type="float" office:value="8.5" calcext:value-type="float">
            <text:p>8.5</text:p>
          </table:table-cell>
          <table:table-cell table:style-name="ce23" office:value-type="string" calcext:value-type="string">
            <text:p>Rails Internationalization in JS</text:p>
          </table:table-cell>
          <table:table-cell table:style-name="ce23" office:value-type="string" calcext:value-type="string">
            <text:p>- Why should we use it?</text:p>
            <text:p>- How to use: normal translation, translation with parameters</text:p>
            <text:p>  + Installation</text:p>
            <text:p>  + Rails app</text:p>
            <text:p>  + Rails app with Asset Pipeline</text:p>
            <text:p>  + Export Configuration (For translations)</text:p>
            <text:p>  + Fallbacks</text:p>
            <text:p>  + Setting up</text:p>
            <text:p>  + Number formatting</text:p>
            <text:p>  + Date formatting</text:p>
            <text:p>- Set default language, change language</text:p>
            <text:p>  + Setting up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s://github.com/fnando/i18n-js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0">
          <table:table-cell table:style-name="ce34" office:value-type="float" office:value="8.6" calcext:value-type="float">
            <text:p>8.6</text:p>
          </table:table-cell>
          <table:table-cell table:style-name="ce23" office:value-type="string" calcext:value-type="string">
            <text:p>Action Mailer Basics</text:p>
          </table:table-cell>
          <table:table-cell table:style-name="ce23" office:value-type="string" calcext:value-type="string">
            <text:p>- Configure to send emails in Rails</text:p>
            <text:p>  + Introduction</text:p>
            <text:p>  + Action Mailer Configuration</text:p>
            <text:p>  + Example Action Mailer Configuration</text:p>
            <text:p>  + Action Mailer Configuration for Gmail</text:p>
            <text:p>- Send email</text:p>
            <text:p>  + Sending Emails</text:p>
            <text:p>  + Walkthrough to Generating a Mailer</text:p>
            <text:p>  + Sending Email To Multiple Recipients</text:p>
            <text:p>  + Sending Email With Name</text:p>
            <text:p>  + Mailer Views</text:p>
            <text:p>  + Action Mailer Layouts</text:p>
            <text:p>  + Generating URLs in Action Mailer Views</text:p>
            <text:p>  + Adding images in Action Mailer Views</text:p>
            <text:p>  + Sending Emails without Template Render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ction_mailer_basics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6">
          <table:table-cell table:style-name="ce34" office:value-type="float" office:value="8.7" calcext:value-type="float">
            <text:p>8.7</text:p>
          </table:table-cell>
          <table:table-cell table:style-name="ce23" office:value-type="string" calcext:value-type="string">
            <text:p>Debugging Rails Applications</text:p>
          </table:table-cell>
          <table:table-cell table:style-name="ce23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debugging_rails_applications.html</text:p>
          </table:table-cell>
          <table:table-cell table:style-name="ce23"/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9" calcext:value-type="float">
            <text:p>9</text:p>
          </table:table-cell>
          <table:table-cell table:style-name="ce37" office:value-type="string" calcext:value-type="string">
            <text:p>Unit Testing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6">
          <table:table-cell table:style-name="ce34" office:value-type="float" office:value="9.1" calcext:value-type="float">
            <text:p>9.1</text:p>
          </table:table-cell>
          <table:table-cell table:style-name="ce23" office:value-type="string" calcext:value-type="string">
            <text:p>Unit Testing</text:p>
          </table:table-cell>
          <table:table-cell table:style-name="ce23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38">
          <table:table-cell table:style-name="ce34" office:value-type="float" office:value="9.2" calcext:value-type="float">
            <text:p>9.2</text:p>
          </table:table-cell>
          <table:table-cell table:style-name="ce23" office:value-type="string" calcext:value-type="string">
            <text:p>Unit Testing with Rspec</text:p>
          </table:table-cell>
          <table:table-cell table:style-name="ce23" office:value-type="string" calcext:value-type="string">
            <text:p>- What is rspec?</text:p>
            <text:p>  + History</text:p>
            <text:p>- Basic structure of spec directory (https://github.com/rspec/rspec-rails)</text:p>
            <text:p>  + Installation</text:p>
            <text:p>- What is an expectation in rspec test? ()</text:p>
            <text:p>  + RSpec Expectations</text:p>
            <text:p>- Matchers: understand how to use a matcher and practice with some built-in matchers in the document:</text:p>
            <text:p>   + .to be</text:p>
            <text:p>   + .to equal</text:p>
            <text:p>   + .to match</text:p>
            <text:p>   + .to be_truthy</text:p>
            <text:p>   + .to be_falsy</text:p>
            <text:p>   + .to be_nil</text:p>
            <text:p>   + .to_not ...</text:p>
            <text:p>   + .to be_xxx</text:p>
            <text:p>   + .to include</text:p>
            <text:p>   + .to start_with</text:p>
            <text:p>   + .to end_with</text:p>
            <text:p>   + .to match_array</text:p>
            <text:p>   + .or</text:p>
            <text:p>   + .to change</text:p>
            <text:p>- Run test: all files, specific file, specific test example</text:p>
            <text:p>   + <text:a xlink:href="http://rspec.info/documentation/3.7/rspec-core/" xlink:type="simple">http://rspec.info/documentation/3.7/rspec-core/</text:a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45" office:value-type="string" calcext:value-type="string">
            <text:p><text:span text:style-name="T6"><text:a xlink:href="http://rspec.info/" xlink:type="simple">http://rspec.info/</text:a></text:span></text:p>
            <text:p><text:span text:style-name="T7"><text:a xlink:href="https://github.com/rspec/rspec-expectations" xlink:type="simple">https://github.com/rspec/rspec-expectations</text:a></text:span>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10" calcext:value-type="float">
            <text:p>10</text:p>
          </table:table-cell>
          <table:table-cell table:style-name="ce37" office:value-type="string" calcext:value-type="string">
            <text:p>Using Some Popular Rails Gem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39">
          <table:table-cell table:style-name="ce34" office:value-type="float" office:value="10.1" calcext:value-type="float">
            <text:p>10.1</text:p>
          </table:table-cell>
          <table:table-cell table:style-name="ce23" office:value-type="string" calcext:value-type="string">
            <text:p>Active Job with Sidekiq</text:p>
          </table:table-cell>
          <table:table-cell table:style-name="ce23" office:value-type="string" calcext:value-type="string">
            <text:p>- What is it? Why and when do we use it?</text:p>
            <text:p>  + Introduction</text:p>
            <text:p>  + The Purpose of Active Job</text:p>
            <text:p>- Configure Active Job to use Sidekiq as backend queue adapter</text:p>
            <text:p>  + Job Execution</text:p>
            <text:p>  + <text:a xlink:href="https://github.com/mperham/sidekiq/wiki/Active-Job" xlink:type="simple">https://github.com/mperham/sidekiq/wiki/Active-Job</text:a></text:p>
            <text:p>  + Run Sidekiq (https://github.com/mperham/sidekiq/wiki/Getting-Started)</text:p>
            <text:p>- Can execute a function in background, such as sending email.</text:p>
            <text:p>  + Creating a Job</text:p>
            <text:p>  + Queues</text:p>
            <text:p>  + Action Mailer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edgeguides.rubyonrails.org/active_job_basics.html" xlink:type="simple">https://edgeguides.rubyonrails.org/active_job_basics.html</text:a></text:p>
            <text:p><text:a xlink:href="https://github.com/mperham/sidekiq/wiki/Active-Job" xlink:type="simple">https://github.com/mperham/sidekiq/wiki/Active-Job</text:a></text:p>
            <text:p><text:a xlink:href="https://github.com/mperham/sidekiq/wiki/Getting-Started" xlink:type="simple">https://github.com/mperham/sidekiq/wiki/Getting-Started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40">
          <table:table-cell table:style-name="ce34" office:value-type="float" office:value="10.2" calcext:value-type="float">
            <text:p>10.2</text:p>
          </table:table-cell>
          <table:table-cell table:style-name="ce23" office:value-type="string" calcext:value-type="string">
            <text:p>Devise</text:p>
          </table:table-cell>
          <table:table-cell table:style-name="ce23" office:value-type="string" calcext:value-type="string">
            <text:p>- What is it used for, how to use it?</text:p>
            <text:p>  + Getting started</text:p>
            <text:p>  + Controller filters and helpers</text:p>
            <text:p>  + Configuring Models</text:p>
            <text:p>  + Strong Parameters</text:p>
            <text:p>  + Configuring views</text:p>
            <text:p>  + Configuring controllers</text:p>
            <text:p>  + Configuring routes</text:p>
            <text:p>- Integrate with delayed job to send emails async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s://github.com/plataformatec/devise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41">
          <table:table-cell table:style-name="ce34" office:value-type="float" office:value="10.3" calcext:value-type="float">
            <text:p>10.3</text:p>
          </table:table-cell>
          <table:table-cell table:style-name="ce23" office:value-type="string" calcext:value-type="string">
            <text:p>Kaminari</text:p>
          </table:table-cell>
          <table:table-cell table:style-name="ce23" office:value-type="string" calcext:value-type="string">
            <text:p>- Use kaminari to do pagination query</text:p>
            <text:p>  + Installation</text:p>
            <text:p>  + Query Basics</text:p>
            <text:p>  + Configuring Kaminari</text:p>
            <text:p>  + Controllers</text:p>
            <text:p>  + Views</text:p>
            <text:p>  + Helpers</text:p>
            <text:p>- Use kaminari to display pagination bar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https://github.com/amatsuda/kaminari/wiki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32">
          <table:table-cell table:style-name="ce34" office:value-type="float" office:value="10.4" calcext:value-type="float">
            <text:p>10.4</text:p>
          </table:table-cell>
          <table:table-cell table:style-name="ce23" office:value-type="string" calcext:value-type="string">
            <text:p>CarrierWave</text:p>
          </table:table-cell>
          <table:table-cell table:style-name="ce39" office:value-type="string" calcext:value-type="string">
            <text:p><text:span text:style-name="T4">- What is it used for?</text:span></text:p>
            <text:p><text:span text:style-name="T4">- How to use it</text:span></text:p>
            <text:p><text:span text:style-name="T4">  + Installation</text:span></text:p>
            <text:p><text:span text:style-name="T4">  + Getting Started</text:span></text:p>
            <text:p><text:span text:style-name="T4">  + Adding versions</text:span></text:p>
            <text:p><text:span text:style-name="T4">  + Removing uploaded files</text:span></text:p>
            <text:p><text:span text:style-name="T4">  + Providing a default URL</text:span></text:p>
            <text:p><text:span text:style-name="T4">  + Recreating versions</text:span></text:p>
            <text:p><text:span text:style-name="T4">  + Storage:</text:span></text:p>
            <text:p><text:span text:style-name="T4">     ++ Using Amazon S3</text:span></text:p>
            <text:p><text:span text:style-name="T4">     ++ Using Rackspace Cloud Files</text:span></text:p>
            <text:p><text:span text:style-name="T4">     ++ Using Google Storage for Developers</text:span></text:p>
            <text:p/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s://github.com/carrierwaveuploader/carrierwave" xlink:type="simple">https://github.com/carrierwaveuploader/carrierwave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12">
          <table:table-cell table:style-name="ce33" office:value-type="float" office:value="11" calcext:value-type="float">
            <text:p>11</text:p>
          </table:table-cell>
          <table:table-cell table:style-name="ce37" office:value-type="string" calcext:value-type="string">
            <text:p>Deployment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39">
          <table:table-cell table:style-name="ce34" office:value-type="float" office:value="11.1" calcext:value-type="float">
            <text:p>11.1</text:p>
          </table:table-cell>
          <table:table-cell table:style-name="ce23" office:value-type="string" calcext:value-type="string">
            <text:p>Deployment to Heroku</text:p>
          </table:table-cell>
          <table:table-cell table:style-name="ce23" office:value-type="string" calcext:value-type="string">
            <text:p>- How heroku work</text:p>
            <text:p>- Deploy to Heroku (with GIT)</text:p>
            <text:p> + Prerequisites: Install Git and the Heroku CLI</text:p>
            <text:p> + Tracking your app in Git</text:p>
            <text:p> + Creating a Heroku remote</text:p>
            <text:p> + Deploying code</text:p>
            <text:p> + Databases &amp; Data Management</text:p>
            <text:p> - Run some command in heroku</text:p>
            <text:p> + rake routes</text:p>
            <text:p> + rake db:migrate</text:p>
            <text:p> + rails consol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42">
          <table:table-cell table:style-name="ce34" office:value-type="float" office:value="11.2" calcext:value-type="float">
            <text:p>11.2</text:p>
          </table:table-cell>
          <table:table-cell table:style-name="ce23" office:value-type="string" calcext:value-type="string">
            <text:p>Full deployment control with Capistrano</text:p>
          </table:table-cell>
          <table:table-cell table:style-name="ce39" office:value-type="string" calcext:value-type="string">
            <text:p><text:span text:style-name="T1">- What is it and what is it for</text:span></text:p>
            <text:p><text:span text:style-name="T1">- Installation</text:span></text:p>
            <text:p><text:span text:style-name="T1">- Predefined tasks</text:span></text:p>
            <text:p><text:span text:style-name="T1">- Task definition</text:span></text:p>
            <text:p><text:span text:style-name="T1">- Run task</text:span></text:p>
            <text:p><text:span text:style-name="T1">- Callbacks</text:span></text:p>
            <text:p><text:span text:style-name="T1">- Automate an deployment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<text:a xlink:href="http://www.capistranorb.com/" xlink:type="simple">http://www.capistranorb.com/</text:a>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26">
          <table:table-cell table:style-name="ce34" office:value-type="float" office:value="11.3" calcext:value-type="float">
            <text:p>11.3</text:p>
          </table:table-cell>
          <table:table-cell table:style-name="ce23" office:value-type="string" calcext:value-type="string">
            <text:p>RVM, Apache and Phusion Passenger</text:p>
          </table:table-cell>
          <table:table-cell table:style-name="ce39" office:value-type="string" calcext:value-type="string">
            <text:p><text:span text:style-name="T1">- What are they</text:span></text:p>
            <text:p><text:span text:style-name="T1">- Install</text:span></text:p>
            <text:p><text:span text:style-name="T1">- Configure vhosts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s://www.phusionpassenger.com/</text:p>
            <text:p>http://rvm.io/integration/passenger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12">
          <table:table-cell table:style-name="ce33" office:value-type="float" office:value="12" calcext:value-type="float">
            <text:p>12</text:p>
          </table:table-cell>
          <table:table-cell table:style-name="ce37" office:value-type="string" calcext:value-type="string">
            <text:p>Others</text:p>
          </table:table-cell>
          <table:table-cell table:style-name="ce37" table:number-columns-repeated="8"/>
          <table:table-cell table:style-name="ce46"/>
          <table:table-cell table:style-name="ce48" table:number-columns-repeated="1012"/>
          <table:table-cell/>
        </table:table-row>
        <table:table-row table:style-name="ro26">
          <table:table-cell table:style-name="ce34" office:value-type="float" office:value="12.1" calcext:value-type="float">
            <text:p>12.1</text:p>
          </table:table-cell>
          <table:table-cell table:style-name="ce23" office:value-type="string" calcext:value-type="string">
            <text:p>Securing Rails Applications</text:p>
          </table:table-cell>
          <table:table-cell table:style-name="ce40" office:value-type="string" calcext:value-type="string" table:number-columns-spanned="1" table:number-rows-spanned="5">
            <text:p>Give an overview about</text:p>
            <text:p>- Configuring Rails</text:p>
            <text:p>- Cach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security.html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26">
          <table:table-cell table:style-name="ce34" office:value-type="float" office:value="12.2" calcext:value-type="float">
            <text:p>12.2</text:p>
          </table:table-cell>
          <table:table-cell table:style-name="ce23" office:value-type="string" calcext:value-type="string">
            <text:p>Configuring Rails Application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configuring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6">
          <table:table-cell table:style-name="ce34" office:value-type="float" office:value="12.3" calcext:value-type="float">
            <text:p>12.3</text:p>
          </table:table-cell>
          <table:table-cell table:style-name="ce23" office:value-type="string" calcext:value-type="string">
            <text:p>Rails Command Line Tools and Rake task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command_line.html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6">
          <table:table-cell table:style-name="ce34" office:value-type="float" office:value="12.4" calcext:value-type="float">
            <text:p>12.4</text:p>
          </table:table-cell>
          <table:table-cell table:style-name="ce23" office:value-type="string" calcext:value-type="string">
            <text:p>Caching with Rail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://guides.rubyonrails.org/caching_with_rails.html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26">
          <table:table-cell table:style-name="ce35" office:value-type="string" calcext:value-type="string">
            <text:p>12.5</text:p>
          </table:table-cell>
          <table:table-cell table:style-name="ce23" office:value-type="string" calcext:value-type="string">
            <text:p>Performances</text:p>
          </table:table-cell>
          <table:covered-table-cell table:style-name="Default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47"/>
          <table:table-cell table:style-name="ce49" table:number-columns-repeated="1012"/>
          <table:table-cell/>
        </table:table-row>
        <table:table-row table:style-name="ro26">
          <table:table-cell table:style-name="ce34" office:value-type="float" office:value="12.6" calcext:value-type="float">
            <text:p>12.6</text:p>
          </table:table-cell>
          <table:table-cell table:style-name="ce23" office:value-type="string" calcext:value-type="string">
            <text:p>Best Practices</text:p>
          </table:table-cell>
          <table:table-cell table:style-name="ce39" office:value-type="string" calcext:value-type="string">
            <text:p>Learn and apply best practices in rails develop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26">
          <table:table-cell table:style-name="ce34" office:value-type="float" office:value="12.7" calcext:value-type="float">
            <text:p>12.7</text:p>
          </table:table-cell>
          <table:table-cell table:style-name="ce23" office:value-type="string" calcext:value-type="string">
            <text:p>Ruby on Rails Exercise</text:p>
          </table:table-cell>
          <table:table-cell table:style-name="ce39" office:value-type="string" calcext:value-type="string">
            <text:p>Apply trained knowledg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N/A</text:p>
          </table:table-cell>
          <table:table-cell table:style-name="ce23"/>
          <table:table-cell table:style-name="ce48" table:number-columns-repeated="1012"/>
          <table:table-cell/>
        </table:table-row>
        <table:table-row table:style-name="ro43">
          <table:table-cell table:style-name="ce36" office:value-type="float" office:value="12.8" calcext:value-type="float">
            <text:p>12.8</text:p>
          </table:table-cell>
          <table:table-cell table:style-name="ce38" office:value-type="string" calcext:value-type="string">
            <text:p>Docker, docker-compose</text:p>
          </table:table-cell>
          <table:table-cell table:style-name="ce38" office:value-type="string" calcext:value-type="string">
            <text:p><text:span text:style-name="T5">- Docker, Docker-compose:  What is it, What is it for?</text:span></text:p>
            <text:p><text:span text:style-name="T5">- What is difference between container and image</text:span></text:p>
            <text:p><text:span text:style-name="T5">- Dockerfile, docker-compose.yml</text:span></text:p>
          </table:table-cell>
          <table:table-cell table:style-name="ce38" office:value-type="string" calcext:value-type="string">
            <text:p>Short train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38"/>
          <table:table-cell table:style-name="ce30" table:number-columns-repeated="1009"/>
          <table:table-cell table:number-columns-repeated="4"/>
        </table:table-row>
        <table:table-row table:style-name="ro12" table:number-rows-repeated="65479">
          <table:table-cell table:style-name="ce30" table:number-columns-repeated="1020"/>
          <table:table-cell table:number-columns-repeated="4"/>
        </table:table-row>
        <table:table-row table:style-name="ro12" table:number-rows-repeated="98303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4:02:12.990938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WINDBELL</meta:initial-creator>
    <meta:creation-date>2013-07-21T22:33:18Z</meta:creation-date>
    <dc:date>2020-01-02T14:06:57.552041732</dc:date>
    <meta:editing-cycles>220</meta:editing-cycles>
    <meta:editing-duration>PT8H38M41S</meta:editing-duration>
    <meta:document-statistic meta:table-count="3" meta:cell-count="547" meta:object-count="0"/>
    <meta:user-defined meta:name="Info 1"/>
    <meta:user-defined meta:name="Info 2"/>
    <meta:user-defined meta:name="Info 3"/>
    <meta:user-defined meta:name="Info 4"/>
  </office:meta>
</office:document-meta>
</file>